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be0e3" draw:textarea-horizontal-align="justify" draw:textarea-vertical-align="middle" draw:auto-grow-height="false"/>
    </style:style>
    <style:style style:name="gr2" style:family="graphic">
      <style:graphic-properties draw:stroke="solid" svg:stroke-width="0.026cm" svg:stroke-color="#000000" draw:marker-end="Arrowheads_20_1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71cm" svg:stroke-color="#000000" draw:marker-end="Arrowheads_20_16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draw:stroke="solid" svg:stroke-width="0.026cm" svg:stroke-color="#8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>
      <style:graphic-properties draw:stroke="solid" draw:stroke-dash="Dash_20_3" svg:stroke-width="0.076cm" svg:stroke-color="#000000" draw:marker-start-width="0.275cm" draw:marker-end-width="0.275cm" draw:stroke-linejoin="miter" draw:fill="none" draw:fill-color="#800000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808080"/>
    </style:style>
    <style:style style:name="gr9" style:family="graphic">
      <style:graphic-properties draw:stroke="solid" svg:stroke-width="0.071cm" svg:stroke-color="#000000" draw:marker-end="Arrowheads_20_18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solid" svg:stroke-width="0.102cm" svg:stroke-color="#000000" draw:marker-start-width="0.353cm" draw:marker-end-width="0.353cm" draw:fill="none" draw:fill-color="#800000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2.017cm" fo:padding-top="0.13cm" fo:padding-bottom="0.13cm" fo:padding-left="0.25cm" fo:padding-right="0.25cm" fo:wrap-option="no-wrap" draw:shadow="hidden" draw:shadow-color="#808080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001cm"/>
    </style:style>
    <style:style style:name="co1" style:family="table-column">
      <style:table-column-properties style:column-width="7.746cm" style:use-optimal-column-width="false"/>
    </style:style>
    <style:style style:name="co2" style:family="table-column">
      <style:table-column-properties style:column-width="7.761cm" style:use-optimal-column-width="false"/>
    </style:style>
    <style:style style:name="ro1" style:family="table-row">
      <style:table-row-properties style:row-height="2.22cm"/>
    </style:style>
    <style:style style:name="ro2" style:family="table-row">
      <style:table-row-properties style:row-height="5.497cm"/>
    </style:style>
    <style:style style:name="ro3" style:family="table-row">
      <style:table-row-properties style:row-height="3.50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0.05cm solid #000000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none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0.05cm solid #000000" fo:border-bottom="0.05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-left="0.05cm solid #000000" fo:border-right="none" fo:border-top="0.05cm solid #000000" fo:border-bottom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41cm" fo:margin-bottom="0cm" fo:text-indent="0cm" fo:border-left="none" fo:border-right="0.05cm solid #000000" fo:border-top="0.05cm solid #000000" fo:border-bottom="none" style:punctuation-wrap="hanging" style:line-break="strict"/>
      <style:text-properties fo:font-family="Arial" style:font-family-generic="swiss" style:font-pitch="variable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0.05cm solid #000000" fo:border-top="0.05cm solid #000000" fo:border-bottom="none" style:punctuation-wrap="hanging" style:line-break="stric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none" fo:border-top="0.05cm solid #000000" fo:border-bottom="none" style:punctuation-wrap="hanging" style:line-break="strict"/>
      <style:text-properties fo:font-family="Arial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46cm" fo:margin-bottom="0cm" fo:text-indent="0cm" style:punctuation-wrap="hanging" style:line-break="strict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.158cm" fo:margin-bottom="0cm" fo:text-align="center" fo:text-indent="0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246cm" fo:margin-bottom="0cm" fo:text-align="justify" fo:text-indent="0cm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margin-top="0.141cm" fo:margin-bottom="0cm" fo:text-indent="0cm" style:punctuation-wrap="hanging" style:line-break="strict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family="Arial" style:font-family-generic="swiss" style:font-pitch="variable"/>
    </style:style>
    <style:style style:name="P10" style:family="paragraph">
      <style:paragraph-properties fo:margin-left="0cm" fo:margin-right="0cm" fo:text-align="center" fo:text-indent="0cm" style:punctuation-wrap="simple" style:line-break="normal"/>
    </style:style>
    <style:style style:name="P11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/>
    </style:style>
    <style:style style:name="T1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2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3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4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5" style:family="text">
      <style:text-properties fo:color="#000000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000000" style:text-position="30% 58%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000000"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REIT: Proposal" draw:style-name="dp1" draw:master-page-name="Default">
        <draw:custom-shape draw:style-name="gr1" draw:text-style-name="P1" draw:layer="layout" svg:width="3.175cm" svg:height="3.175cm" svg:x="5.106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layer="layout" svg:width="23.267cm" svg:height="11.225cm" svg:x="1.17cm" svg:y="2.96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2"><text:span text:style-name="T1">Type of Signal</text:span></text:p>
              </table:table-cell>
              <table:table-cell table:style-name="ce2">
                <text:p text:style-name="P3"><text:span text:style-name="T2">Training Inputs</text:span><text:span text:style-name="T2"><text:line-break/></text:span><text:span text:style-name="T3">(measurements)</text:span></text:p>
              </table:table-cell>
              <table:table-cell table:style-name="ce3">
                <text:p text:style-name="P3"><text:span text:style-name="T1">Desired Output </text:span><text:span text:style-name="T4">(reconstructed images)</text:span></text:p>
              </table:table-cell>
            </table:table-row>
            <table:table-row table:style-name="ro2">
              <table:table-cell table:style-name="ce4">
                <text:p text:style-name="P2"><text:span text:style-name="T1">Conductivity targets</text:span></text:p>
              </table:table-cell>
              <table:table-cell table:style-name="ce5"/>
              <table:table-cell table:style-name="ce6">
                <text:p text:style-name="P4"><text:span text:style-name="T5"><text:s/></text:span></text:p>
                <text:p text:style-name="P4"><text:span text:style-name="T6"/></text:p>
              </table:table-cell>
            </table:table-row>
            <table:table-row table:style-name="ro3">
              <table:table-cell table:style-name="ce7">
                <text:p text:style-name="P5"><text:span text:style-name="T1">Noise</text:span></text:p>
                <text:p text:style-name="P5"><text:span text:style-name="T7">- electronic noise</text:span></text:p>
                <text:p text:style-name="P5"><text:span text:style-name="T7">- electrode movement</text:span></text:p>
              </table:table-cell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2" draw:text-style-name="P6" draw:layer="layout" svg:x1="4.466cm" svg:y1="6.625cm" svg:x2="5.63cm" svg:y2="7.303cm">
          <text:p/>
        </draw:line>
        <draw:custom-shape draw:style-name="gr3" draw:text-style-name="P8" draw:layer="layout" svg:width="1.353cm" svg:height="0.892cm" svg:x="5.134cm" svg:y="8.622cm">
          <text:p text:style-name="P7"><text:span text:style-name="T8">k–1</text:span></text:p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0.786cm" svg:height="0.892cm" svg:x="5.422cm" svg:y="7.59cm">
          <text:p text:style-name="P7"><text:span text:style-name="T8">k</text:span></text:p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1.391cm" svg:height="0.892cm" svg:x="6.707cm" svg:y="7.415cm">
          <text:p text:style-name="P7"><text:span text:style-name="T8">k+1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5.08cm" svg:height="0.846cm" svg:x="10.16cm" svg:y="8.4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24cm" svg:height="0.846cm" svg:x="13.123cm" svg:y="8.4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903cm" svg:height="1.411cm" svg:x="9.454cm" svg:y="6.773cm">
          <text:p/>
          <draw:enhanced-geometry svg:viewBox="0 0 885 320" draw:type="non-primitive" draw:enhanced-path="M 64 0 C 32 76 0 152 16 192 32 232 72 248 160 240 248 232 432 160 544 144 656 128 779 115 832 144 885 173 854 283 860 320 N"/>
        </draw:custom-shape>
        <draw:custom-shape draw:style-name="gr4" draw:text-style-name="P8" draw:layer="layout" svg:width="3.175cm" svg:height="2.963cm" svg:x="21.37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3cm" svg:height="0.699cm" svg:x="21.903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1cm" svg:height="0.212cm" svg:x="22.179cm" svg:y="6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348cm" svg:height="1.371cm" svg:x="19.414cm" svg:y="5.462cm">
          <text:p text:style-name="P7"><text:span text:style-name="T9">Circular </text:span></text:p>
          <text:p text:style-name="P7"><text:span text:style-name="T9">PSF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5.08cm" svg:height="1.482cm" svg:x="17.99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23cm" svg:height="1.482cm" svg:x="20.955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246cm" svg:height="1.998cm" svg:x="17.013cm" svg:y="6.821cm">
          <text:p/>
          <draw:enhanced-geometry svg:viewBox="0 0 963 516" draw:type="non-primitive" draw:enhanced-path="M 50 0 C 47 65 0 312 32 389 64 466 147 468 245 460 343 452 511 360 622 340 733 320 857 311 910 340 963 369 932 479 938 516 N"/>
        </draw:custom-shape>
        <draw:custom-shape draw:style-name="gr3" draw:text-style-name="P9" draw:layer="layout" svg:width="2.517cm" svg:height="1.371cm" svg:x="21.799cm" svg:y="7.038cm">
          <text:p text:style-name="P7"><text:span text:style-name="T9">0 outside</text:span></text:p>
          <text:p text:style-name="P10"><text:span text:style-name="T9">PSF</text:span></text:p>
          <draw:enhanced-geometry svg:viewBox="0 0 21600 21600" draw:type="mso-spt202" draw:enhanced-path="M 0 0 L 21600 0 21600 21600 0 21600 0 0 Z N"/>
        </draw:custom-shape>
        <draw:frame draw:style-name="gr10" draw:layer="layout" svg:width="1.88cm" svg:height="1.27cm" svg:x="16.976cm" svg:y="5.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1.669cm" svg:height="1.27cm" svg:x="9.454cm" svg:y="5.50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layer="layout" svg:width="1.669cm" svg:height="1.27cm" svg:x="9.402cm" svg:y="11.01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layer="layout" svg:width="3.157cm" svg:height="1.27cm" svg:x="17.347cm" svg:y="10.9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11" draw:text-style-name="P1" draw:layer="layout" svg:width="0.207cm" svg:height="0.207cm" svg:x="5.702cm" svg:y="8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07cm" svg:height="0.207cm" svg:x="5.991cm" svg:y="7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07cm" svg:height="0.207cm" svg:x="7.182cm" svg:y="7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layer="layout" svg:x1="20.786cm" svg:y1="6.17cm" svg:x2="21.903cm" svg:y2="6.466cm">
          <text:p/>
        </draw:line>
        <draw:custom-shape draw:style-name="gr13" draw:text-style-name="P11" draw:layer="layout" svg:width="5.878cm" svg:height="1.445cm" svg:x="18.127cm" svg:y="12.539cm">
          <text:p text:style-name="P7"><text:span text:style-name="T9">Desired image for noise </text:span></text:p>
          <text:p text:style-name="P7"><text:span text:style-name="T9">input is zer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335cm" svg:height="10.002cm" svg:x="3.492cm" svg:y="2.001cm" draw:page-number="1" presentation:class="page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5" draw:display-name="Arrowheads 15" svg:viewBox="0 0 350 350" svg:d="m175 0 175 350h-350z"/>
    <draw:marker draw:name="Arrowheads_20_16" draw:display-name="Arrowheads 16" svg:viewBox="0 0 355 355" svg:d="m178 0 177 355h-355z"/>
    <draw:marker draw:name="Arrowheads_20_18" draw:display-name="Arrowheads 18" svg:viewBox="0 0 355 355" svg:d="m178 0 177 355h-355z"/>
    <draw:stroke-dash draw:name="Dash_20_3" draw:display-name="Dash 3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22T14:56:08.62</dc:date>
    <meta:editing-cycles>35</meta:editing-cycles>
    <meta:editing-duration>PT13H35M16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50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6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y}_t^{(k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n</math:mi>
      <math:mrow>
        <math:mo math:stretchy="false">(</math:mo>
        <math:mi>k</math:mi>
        <math:mo math:stretchy="false">)</math:mo>
      </math:mrow>
    </math:msubsup>
    <math:annotation math:encoding="StarMath 5.0">{bold y}_n^{(k)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over math:accent="true">
          <math:msub>
            <math:mstyle math:fontweight="bold">
              <math:mrow>
                <math:mi>x</math:mi>
              </math:mrow>
            </math:mstyle>
            <math:mi>n</math:mi>
          </math:msub>
          <math:mo math:stretchy="false">˜</math:mo>
        </math:mover>
        <math:mrow>
          <math:mo math:stretchy="false">(</math:mo>
          <math:mi>k</math:mi>
          <math:mo math:stretchy="false">)</math:mo>
        </math:mrow>
      </math:msup>
      <math:mo math:stretchy="false">=</math:mo>
      <math:mn>0</math:mn>
    </math:mrow>
    <math:annotation math:encoding="StarMath 5.0">{tilde {bold x}_n}^{(k)}=0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ub>
          <math:mstyle math:fontweight="bold">
            <math:mrow>
              <math:mi>x</math:mi>
            </math:mrow>
          </math:mstyle>
          <math:mi>t</math:mi>
        </math:msub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 {bold x}_t}^{(k)}
</math:annotation>
  </math:semantics>
</math:math>
</file>